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2.335cm"/>
    </style:style>
    <style:style style:name="co3" style:family="table-column">
      <style:table-column-properties fo:break-before="auto" style:column-width="2.588cm"/>
    </style:style>
    <style:style style:name="co4" style:family="table-column">
      <style:table-column-properties fo:break-before="auto" style:column-width="3.868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Normal_20_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Precio de lista</text:p>
          </table:table-cell>
          <table:table-cell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1">
          <table:table-cell table:style-name="ce3" office:value-type="string" calcext:value-type="string">
            <text:p>TR20HDX</text:p>
          </table:table-cell>
          <table:table-cell table:style-name="ce3" office:value-type="string" calcext:value-type="string">
            <text:p>Tubo rígido SISTELECTRIC HDX 2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249.38976729859" calcext:value-type="float">
            <text:p>3249,38976729859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TR22HDX</text:p>
          </table:table-cell>
          <table:table-cell table:style-name="ce3" office:value-type="string" calcext:value-type="string">
            <text:p>Tubo rígido SISTELECTRIC HDX 22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848.06149110425" calcext:value-type="float">
            <text:p>3848,06149110425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TR25HDX</text:p>
          </table:table-cell>
          <table:table-cell table:style-name="ce3" office:value-type="string" calcext:value-type="string">
            <text:p>Tubo rígido SISTELECTRIC HDX 25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4185.83246028732" calcext:value-type="float">
            <text:p>4185,8324602873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TR32HDX</text:p>
          </table:table-cell>
          <table:table-cell table:style-name="ce3" office:value-type="string" calcext:value-type="string">
            <text:p>Tubo rígido SISTELECTRIC HDX 32mm x metro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6572.43233067495" calcext:value-type="float">
            <text:p>6572,43233067495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TR40HDX</text:p>
          </table:table-cell>
          <table:table-cell table:style-name="ce3" office:value-type="string" calcext:value-type="string">
            <text:p>Tubo rígido SISTELECTRIC HDX 4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9333.26724638333" calcext:value-type="float">
            <text:p>9333,26724638333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TR50HDX</text:p>
          </table:table-cell>
          <table:table-cell table:style-name="ce3" office:value-type="string" calcext:value-type="string">
            <text:p>Tubo rígido SISTELECTRIC HDX 50mm x metro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3061.0378662862" calcext:value-type="float">
            <text:p>13061,037866286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02220HDX</text:p>
          </table:table-cell>
          <table:table-cell table:style-name="ce3" office:value-type="string" calcext:value-type="string">
            <text:p>Caja de Embutir Rectangular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463.31670885081" calcext:value-type="float">
            <text:p>1463,31670885081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02221HDX</text:p>
          </table:table-cell>
          <table:table-cell table:style-name="ce3" office:value-type="string" calcext:value-type="string">
            <text:p>Caja de Embutir Octogonal Chica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463.31670885081" calcext:value-type="float">
            <text:p>1463,31670885081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02222HDX</text:p>
          </table:table-cell>
          <table:table-cell table:style-name="ce3" office:value-type="string" calcext:value-type="string">
            <text:p>Caja de Embutir Octogonal Grande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735.21151085488" calcext:value-type="float">
            <text:p>2735,21151085488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02223HDX</text:p>
          </table:table-cell>
          <table:table-cell table:style-name="ce3" office:value-type="string" calcext:value-type="string">
            <text:p>Caja de Embutir Cuadrada 10x10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512.05865279907" calcext:value-type="float">
            <text:p>3512,05865279907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02224HDX</text:p>
          </table:table-cell>
          <table:table-cell table:style-name="ce3" office:value-type="string" calcext:value-type="string">
            <text:p>Caja de Embutir Mignon <text:s/>HDX 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463.31670885081" calcext:value-type="float">
            <text:p>1463,31670885081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CTR20HDX</text:p>
          </table:table-cell>
          <table:table-cell table:style-name="ce3" office:value-type="string" calcext:value-type="string">
            <text:p>Conector para tubo SISTELECTRIC HDX 2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20.091349871446" calcext:value-type="float">
            <text:p>520,091349871446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CTR22HDX</text:p>
          </table:table-cell>
          <table:table-cell table:style-name="ce3" office:value-type="string" calcext:value-type="string">
            <text:p>Conector para tubo SISTELECTRIC HDX 2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986.095286330412" calcext:value-type="float">
            <text:p>986,09528633041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CTR25HDX</text:p>
          </table:table-cell>
          <table:table-cell table:style-name="ce3" office:value-type="string" calcext:value-type="string">
            <text:p>Conector para tubo SISTELECTRIC HDX 25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110.12531955228" calcext:value-type="float">
            <text:p>1110,12531955228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CTR32HDX</text:p>
          </table:table-cell>
          <table:table-cell table:style-name="ce3" office:value-type="string" calcext:value-type="string">
            <text:p>Conector para tubo SISTELECTRIC HDX 3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603.03648129384" calcext:value-type="float">
            <text:p>2603,03648129384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CTR40HDX</text:p>
          </table:table-cell>
          <table:table-cell table:style-name="ce3" office:value-type="string" calcext:value-type="string">
            <text:p>Conector para tubo SISTELECTRIC HDX 4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257.36084912519" calcext:value-type="float">
            <text:p>3257,36084912519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CTR50HDX</text:p>
          </table:table-cell>
          <table:table-cell table:style-name="ce3" office:value-type="string" calcext:value-type="string">
            <text:p>Conector para tubo SISTELECTRIC HDX 5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4880.93978131877" calcext:value-type="float">
            <text:p>4880,93978131877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UTR20HDX</text:p>
          </table:table-cell>
          <table:table-cell table:style-name="ce3" office:value-type="string" calcext:value-type="string">
            <text:p>Unión para tubo SISTELECTRIC HDX 2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03.250627903251" calcext:value-type="float">
            <text:p>503,250627903251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UTR22HDX</text:p>
          </table:table-cell>
          <table:table-cell table:style-name="ce3" office:value-type="string" calcext:value-type="string">
            <text:p>Unión para tubo SISTELECTRIC HDX 2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883.485723908023" calcext:value-type="float">
            <text:p>883,485723908023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UTR25HDX</text:p>
          </table:table-cell>
          <table:table-cell table:style-name="ce3" office:value-type="string" calcext:value-type="string">
            <text:p>Unión para tubo SISTELECTRIC HDX 25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027.42896882033" calcext:value-type="float">
            <text:p>1027,42896882033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UTR32HDX</text:p>
          </table:table-cell>
          <table:table-cell table:style-name="ce3" office:value-type="string" calcext:value-type="string">
            <text:p>Unión para tubo SISTELECTRIC HDX 3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235.55511621162" calcext:value-type="float">
            <text:p>2235,5551162116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UTR40HDX</text:p>
          </table:table-cell>
          <table:table-cell table:style-name="ce3" office:value-type="string" calcext:value-type="string">
            <text:p>Unión para tubo SISTELECTRIC HDX 4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761.24071623773" calcext:value-type="float">
            <text:p>2761,24071623773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UTR50HDX</text:p>
          </table:table-cell>
          <table:table-cell table:style-name="ce3" office:value-type="string" calcext:value-type="string">
            <text:p>Unión para tubo SISTELECTRIC HDX 5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4298.06529240582" calcext:value-type="float">
            <text:p>4298,0652924058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VTR20HDX</text:p>
          </table:table-cell>
          <table:table-cell table:style-name="ce3" office:value-type="string" calcext:value-type="string">
            <text:p>Curva para tubo SISTELECTRIC HDX 2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284.67751867872" calcext:value-type="float">
            <text:p>1284,6775186787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VTR22HDX</text:p>
          </table:table-cell>
          <table:table-cell table:style-name="ce3" office:value-type="string" calcext:value-type="string">
            <text:p>Curva para tubo SISTELECTRIC HDX 2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593.98447930282" calcext:value-type="float">
            <text:p>1593,9844793028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VTR25HDX</text:p>
          </table:table-cell>
          <table:table-cell table:style-name="ce3" office:value-type="string" calcext:value-type="string">
            <text:p>Curva para tubo SISTELECTRIC HDX 25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860.39252682377" calcext:value-type="float">
            <text:p>1860,39252682377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VTR32HDX</text:p>
          </table:table-cell>
          <table:table-cell table:style-name="ce3" office:value-type="string" calcext:value-type="string">
            <text:p>Curva para tubo SISTELECTRIC HDX 3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3472.75397295592" calcext:value-type="float">
            <text:p>3472,7539729559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VTR40HDX</text:p>
          </table:table-cell>
          <table:table-cell table:style-name="ce3" office:value-type="string" calcext:value-type="string">
            <text:p>Curva para tubo SISTELECTRIC HDX 4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173.89877776031" calcext:value-type="float">
            <text:p>5173,89877776031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VTR50HDX</text:p>
          </table:table-cell>
          <table:table-cell table:style-name="ce3" office:value-type="string" calcext:value-type="string">
            <text:p>Curva para tubo SISTELECTRIC HDX 5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8972.27868977078" calcext:value-type="float">
            <text:p>8972,27868977078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GRA20HDX</text:p>
          </table:table-cell>
          <table:table-cell table:style-name="ce3" office:value-type="string" calcext:value-type="string">
            <text:p>Grampa p/fijar tubo SISTELECTRIC HDX 2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48.671301438811" calcext:value-type="float">
            <text:p>548,671301438811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GRA22HDX</text:p>
          </table:table-cell>
          <table:table-cell table:style-name="ce3" office:value-type="string" calcext:value-type="string">
            <text:p>Grampa p/fijar tubo SISTELECTRIC HDX 2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592.584715865342" calcext:value-type="float">
            <text:p>592,58471586534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GRA25HDX</text:p>
          </table:table-cell>
          <table:table-cell table:style-name="ce3" office:value-type="string" calcext:value-type="string">
            <text:p>Grampa p/fijar tubo SISTELECTRIC HDX 25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660.962105061504" calcext:value-type="float">
            <text:p>660,962105061504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GRA32HDX</text:p>
          </table:table-cell>
          <table:table-cell table:style-name="ce3" office:value-type="string" calcext:value-type="string">
            <text:p>Grampa p/fijar tubo SISTELECTRIC HDX 32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463.31670885081" calcext:value-type="float">
            <text:p>1463,31670885081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GRA40HDX</text:p>
          </table:table-cell>
          <table:table-cell table:style-name="ce3" office:value-type="string" calcext:value-type="string">
            <text:p>Grampa p/fijar tubo SISTELECTRIC HDX 4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1738.91323978642" calcext:value-type="float">
            <text:p>1738,91323978642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>
          <table:table-cell table:style-name="ce3" office:value-type="string" calcext:value-type="string">
            <text:p>GRA50HDX</text:p>
          </table:table-cell>
          <table:table-cell table:style-name="ce3" office:value-type="string" calcext:value-type="string">
            <text:p>Grampa p/fijar tubo SISTELECTRIC HDX 50mm <text:s/></text:p>
          </table:table-cell>
          <table:table-cell office:value-type="string" calcext:value-type="string">
            <text:p>Genrod</text:p>
          </table:table-cell>
          <table:table-cell table:style-name="ce3" office:value-type="float" office:value="2185.52570809268" calcext:value-type="float">
            <text:p>2185,52570809268</text:p>
          </table:table-cell>
          <table:table-cell office:value-type="string" calcext:value-type="string">
            <text:p>ARS</text:p>
          </table:table-cell>
          <table:table-cell table:style-name="ce3" office:value-type="float" office:value="0.21" calcext:value-type="float">
            <text:p>0,21</text:p>
          </table:table-cell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4">
      <number:currency-symbol/>
      <number:text> -</number:text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7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6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26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4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35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36">
      <number:currency-symbol>USD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10:05:43.231154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15T10:09:02.773940724</dc:date>
    <meta:editing-duration>PT8M52S</meta:editing-duration>
    <meta:editing-cycles>2</meta:editing-cycles>
    <meta:generator>LibreOffice/7.6.4.1$Linux_X86_64 LibreOffice_project/60$Build-1</meta:generator>
    <meta:document-statistic meta:table-count="1" meta:cell-count="216" meta:object-count="0"/>
  </office:meta>
</office:document-meta>
</file>